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8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9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none" svg:stroke-color="#000000" draw:fill="none" draw:fill-color="#ff3333" fo:min-height="0.1583in" style:run-through="foreground"/>
    </style:style>
    <style:style style:name="gr20" style:family="graphic">
      <style:graphic-properties draw:stroke="none" svg:stroke-color="#000000" draw:fill="none" draw:fill-color="#ffff99" fo:min-height="0.1583in" style:run-through="foreground"/>
    </style:style>
    <style:style style:name="gr21" style:family="graphic">
      <style:graphic-properties draw:stroke="none" svg:stroke-color="#000000" draw:fill="none" draw:fill-color="#ff3333" fo:min-height="0.1492in" style:run-through="foreground"/>
    </style:style>
    <style:style style:name="gr22" style:family="graphic">
      <style:graphic-properties draw:stroke="none" svg:stroke-color="#000000" draw:fill="none" draw:fill-color="#ffff99" fo:min-height="0.1492in" style:run-through="foreground"/>
    </style:style>
    <style:style style:name="gr23" style:family="graphic">
      <style:graphic-properties draw:stroke="none" svg:stroke-color="#000000" draw:fill="none" draw:fill-color="#ff3333" fo:min-height="0.1528in" style:run-through="foreground"/>
    </style:style>
    <style:style style:name="gr24" style:family="graphic">
      <style:graphic-properties draw:stroke="none" svg:stroke-color="#000000" draw:fill="none" draw:fill-color="#ffff99" fo:min-height="0.1528in" style:run-through="foreground"/>
    </style:style>
    <style:style style:name="gr25" style:family="graphic">
      <style:graphic-properties draw:stroke="none" svg:stroke-color="#000000" draw:fill="none" draw:fill-color="#ff3333" fo:min-height="0.1437in" style:run-through="foreground"/>
    </style:style>
    <style:style style:name="gr26" style:family="graphic">
      <style:graphic-properties draw:stroke="none" svg:stroke-color="#000000" draw:fill="none" draw:fill-color="#ffff99" fo:min-height="0.1437in" style:run-through="foreground"/>
    </style:style>
    <style:style style:name="gr27" style:family="graphic">
      <style:graphic-properties draw:stroke="none" svg:stroke-color="#000000" draw:fill="none" draw:fill-color="#ff3333" fo:min-height="0.1445in" style:run-through="foreground"/>
    </style:style>
    <style:style style:name="gr28" style:family="graphic">
      <style:graphic-properties draw:stroke="none" svg:stroke-color="#000000" draw:fill="none" draw:fill-color="#ffff99" fo:min-height="0.1445in" style:run-through="foreground"/>
    </style:style>
    <style:style style:name="gr29" style:family="graphic">
      <style:graphic-properties draw:stroke="none" svg:stroke-color="#000000" draw:fill="none" draw:fill-color="#ff3333" fo:min-height="0.1354in" style:run-through="foreground"/>
    </style:style>
    <style:style style:name="gr30" style:family="graphic">
      <style:graphic-properties draw:stroke="none" svg:stroke-color="#000000" draw:fill="none" draw:fill-color="#ffff99" fo:min-height="0.1354in" style:run-through="foreground"/>
    </style:style>
    <style:style style:name="gr31" style:family="graphic">
      <style:graphic-properties draw:stroke="none" svg:stroke-color="#000000" draw:fill="none" draw:fill-color="#ff3333" fo:min-height="0.1429in" style:run-through="foreground"/>
    </style:style>
    <style:style style:name="gr32" style:family="graphic">
      <style:graphic-properties draw:stroke="none" svg:stroke-color="#000000" draw:fill="none" draw:fill-color="#ffff99" fo:min-height="0.1429in" style:run-through="foreground"/>
    </style:style>
    <style:style style:name="gr33" style:family="graphic">
      <style:graphic-properties draw:stroke="none" svg:stroke-color="#000000" draw:fill="none" draw:fill-color="#ff3333" fo:min-height="0.1339in" style:run-through="foreground"/>
    </style:style>
    <style:style style:name="gr34" style:family="graphic">
      <style:graphic-properties draw:stroke="none" svg:stroke-color="#000000" draw:fill="none" draw:fill-color="#ffff99" fo:min-height="0.1339in" style:run-through="foreground"/>
    </style:style>
    <style:style style:name="gr35" style:family="graphic">
      <style:graphic-properties draw:stroke="none" svg:stroke-color="#000000" draw:fill="none" draw:fill-color="#ff3333" fo:min-height="0.1453in" style:run-through="foreground"/>
    </style:style>
    <style:style style:name="gr36" style:family="graphic">
      <style:graphic-properties draw:stroke="none" svg:stroke-color="#000000" draw:fill="none" draw:fill-color="#ffff99" fo:min-height="0.1453in" style:run-through="foreground"/>
    </style:style>
    <style:style style:name="gr37" style:family="graphic">
      <style:graphic-properties draw:stroke="none" svg:stroke-color="#000000" draw:fill="none" draw:fill-color="#ffffff" fo:min-height="0.1965in" style:run-through="foreground"/>
    </style:style>
    <style:style style:name="gr38" style:family="graphic">
      <style:graphic-properties draw:stroke="none" svg:stroke-color="#000000" draw:fill="none" draw:fill-color="#ffffff" fo:min-height="0.2799in" style:run-through="foreground"/>
    </style:style>
    <style:style style:name="gr39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41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42" style:family="graphic">
      <style:graphic-properties draw:stroke="none" svg:stroke-color="#000000" draw:fill="none" draw:fill-color="#ffffff" fo:min-height="0.3in" style:run-through="foreground"/>
    </style:style>
    <style:style style:name="gr43" style:family="graphic">
      <style:graphic-properties draw:stroke="none" svg:stroke-color="#000000" draw:fill="none" draw:fill-color="#ffffff" fo:min-height="0.2098in" style:run-through="foreground"/>
    </style:style>
    <style:style style:name="gr44" style:family="graphic">
      <style:graphic-properties draw:stroke="none" svg:stroke-color="#000000" draw:fill="none" draw:fill-color="#ffffff" fo:min-height="0.1819in" style:run-through="foreground"/>
    </style:style>
    <style:style style:name="gr45" style:family="graphic">
      <style:graphic-properties draw:stroke="none" svg:stroke-color="#000000" draw:fill="none" draw:fill-color="#ffff99" fo:min-height="0.1575in" style:run-through="foreground"/>
    </style:style>
    <style:style style:name="gr46" style:family="graphic">
      <style:graphic-properties draw:stroke="none" svg:stroke-color="#000000" draw:fill="none" draw:fill-color="#ff3333" fo:min-height="0.1575in" style:run-through="foreground"/>
    </style:style>
    <style:style style:name="gr47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hr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31" draw:style-name="gr6"><draw:frame draw:style-name="gr40" draw:text-style-name="P27" svg:width="0.9276in" svg:height="0.2606in" svg:x="3.0197in" svg:y="3.3248in"><draw:text-box><text:p text:style-name="P3"><text:span text:style-name="T20">[R3]</text:span></text:p></draw:text-box></draw:frame><draw:frame draw:style-name="gr41" draw:text-style-name="P28" svg:width="0.578in" svg:height="0.1398in" svg:x="3.3929in" svg:y="3.1846in"><draw:text-box><text:p text:style-name="P3"><text:span text:style-name="T21">ft/hr</text:span></text:p></draw:text-box></draw:frame><draw:frame draw:style-name="gr41" draw:text-style-name="P29" svg:width="0.9776in" svg:height="0.1398in" svg:x="3.0063in" svg:y="2.9984in"><draw:text-box><text:p text:style-name="P3"><text:span text:style-name="T22">ROP</text:span></text:p></draw:text-box></draw:frame></draw:g><draw:g text:anchor-type="paragraph" draw:z-index="32" draw:style-name="gr6"><draw:frame draw:style-name="gr40" draw:text-style-name="P27" svg:width="1.035in" svg:height="0.2606in" svg:x="4.0244in" svg:y="3.3248in"><draw:text-box><text:p text:style-name="P3"><text:span text:style-name="T20">[R4]</text:span></text:p></draw:text-box></draw:frame><draw:frame draw:style-name="gr41" draw:text-style-name="P28" svg:width="0.6453in" svg:height="0.1398in" svg:x="4.4417in" svg:y="3.1846in"><draw:text-box><text:p text:style-name="P3"><text:span text:style-name="T21">feet</text:span></text:p></draw:text-box></draw:frame><draw:frame draw:style-name="gr41" draw:text-style-name="P29" svg:width="0.8476in" svg:height="0.1398in" svg:x="4.0862in" svg:y="2.9984in"><draw:text-box><text:p text:style-name="P3"><text:span text:style-name="T22">Drilled</text:span></text:p></draw:text-box></draw:frame></draw:g><draw:g text:anchor-type="paragraph" draw:z-index="33" draw:style-name="gr6"><draw:frame draw:style-name="gr40" draw:text-style-name="P27" svg:width="0.9421in" svg:height="0.2606in" svg:x="5.187in" svg:y="3.3248in"><draw:text-box><text:p text:style-name="P3"><text:span text:style-name="T20">[R5]</text:span></text:p></draw:text-box></draw:frame><draw:frame draw:style-name="gr41" draw:text-style-name="P28" svg:width="0.587in" svg:height="0.1398in" svg:x="5.5673in" svg:y="3.1846in"><draw:text-box><text:p text:style-name="P3"><text:span text:style-name="T21">hours</text:span></text:p></draw:text-box></draw:frame><draw:frame draw:style-name="gr41" draw:text-style-name="P29" svg:width="0.9925in" svg:height="0.1398in" svg:x="5.1744in" svg:y="2.9984in"><draw:text-box><text:p text:style-name="P3"><text:span text:style-name="T22">Drilling Time</text:span></text:p></draw:text-box></draw:frame></draw:g><draw:frame text:anchor-type="paragraph" draw:z-index="34" draw:style-name="gr39" draw:text-style-name="P24" svg:width="1.1488in" svg:height="0.1579in" svg:x="0.0898in" svg:y="3.1665in"><draw:text-box><text:p text:style-name="P23"><text:span text:style-name="T17">ROTATING</text:span></text:p></draw:text-box></draw:frame><draw:g text:anchor-type="paragraph" draw:z-index="35" draw:style-name="gr6"><draw:frame draw:style-name="gr40" draw:text-style-name="P27" svg:width="0.9276in" svg:height="0.2606in" svg:x="2.026in" svg:y="3.3193in"><draw:text-box><text:p text:style-name="P3"><text:span text:style-name="T20">[R2]</text:span></text:p></draw:text-box></draw:frame><draw:frame draw:style-name="gr41" draw:text-style-name="P30" svg:width="0.578in" svg:height="0.1398in" svg:x="2.4in" svg:y="3.1791in"><draw:text-box><text:p text:style-name="P3"><text:span text:style-name="T23">%</text:span></text:p></draw:text-box></draw:frame><draw:frame draw:style-name="gr41" draw:text-style-name="P29" svg:width="0.9776in" svg:height="0.1398in" svg:x="2.0134in" svg:y="2.9929in"><draw:text-box><text:p text:style-name="P3"><text:span text:style-name="T22">Time %</text:span></text:p></draw:text-box></draw:frame></draw:g><draw:g text:anchor-type="paragraph" draw:z-index="36" draw:style-name="gr6"><draw:frame draw:style-name="gr40" draw:text-style-name="P27" svg:width="0.9276in" svg:height="0.2606in" svg:x="1.0626in" svg:y="3.3201in"><draw:text-box><text:p text:style-name="P3"><text:span text:style-name="T20">[R1]</text:span></text:p></draw:text-box></draw:frame><draw:frame draw:style-name="gr41" draw:text-style-name="P30" svg:width="0.578in" svg:height="0.1398in" svg:x="1.4366in" svg:y="3.1799in"><draw:text-box><text:p text:style-name="P3"><text:span text:style-name="T23">%</text:span></text:p></draw:text-box></draw:frame><draw:frame draw:style-name="gr41" draw:text-style-name="P29" svg:width="0.9776in" svg:height="0.1398in" svg:x="1.05in" svg:y="2.9937in"><draw:text-box><text:p text:style-name="P3"><text:span text:style-name="T22">Feet %</text:span></text:p></draw:text-box></draw:frame></draw:g><draw:frame text:anchor-type="paragraph" draw:z-index="26" draw:style-name="gr39" draw:text-style-name="P24" svg:width="1.1488in" svg:height="0.1579in" svg:x="0.0898in" svg:y="3.8673in"><draw:text-box><text:p text:style-name="P23"><text:span text:style-name="T17">SLIDING</text:span></text:p></draw:text-box></draw:frame><draw:g text:anchor-type="paragraph" draw:z-index="27" draw:style-name="gr6"><draw:frame draw:style-name="gr40" draw:text-style-name="P27" svg:width="0.9276in" svg:height="0.2606in" svg:x="2.026in" svg:y="4.0181in"><draw:text-box><text:p text:style-name="P3"><text:span text:style-name="T20">[S2]</text:span></text:p></draw:text-box></draw:frame><draw:frame draw:style-name="gr41" draw:text-style-name="P30" svg:width="0.578in" svg:height="0.1398in" svg:x="2.4in" svg:y="3.878in"><draw:text-box><text:p text:style-name="P3"><text:span text:style-name="T23">%</text:span></text:p></draw:text-box></draw:frame><draw:frame draw:style-name="gr41" draw:text-style-name="P29" svg:width="0.9776in" svg:height="0.1398in" svg:x="2.0134in" svg:y="3.6917in"><draw:text-box><text:p text:style-name="P3"><text:span text:style-name="T22">Time %</text:span></text:p></draw:text-box></draw:frame></draw:g><draw:g text:anchor-type="paragraph" draw:z-index="28" draw:style-name="gr6"><draw:frame draw:style-name="gr40" draw:text-style-name="P27" svg:width="0.9276in" svg:height="0.2606in" svg:x="1.0626in" svg:y="4.0189in"><draw:text-box><text:p text:style-name="P3"><text:span text:style-name="T20">[S1]</text:span></text:p></draw:text-box></draw:frame><draw:frame draw:style-name="gr41" draw:text-style-name="P30" svg:width="0.578in" svg:height="0.1398in" svg:x="1.4366in" svg:y="3.8787in"><draw:text-box><text:p text:style-name="P3"><text:span text:style-name="T23">%</text:span></text:p></draw:text-box></draw:frame><draw:frame draw:style-name="gr41" draw:text-style-name="P29" svg:width="0.9776in" svg:height="0.1398in" svg:x="1.05in" svg:y="3.6925in"><draw:text-box><text:p text:style-name="P3"><text:span text:style-name="T22">Feet %</text:span></text:p></draw:text-box></draw:frame></draw:g><draw:g text:anchor-type="paragraph" draw:z-index="23" draw:style-name="gr6"><draw:frame draw:style-name="gr40" draw:text-style-name="P27" svg:width="0.9276in" svg:height="0.2606in" svg:x="3.0197in" svg:y="4.0181in"><draw:text-box><text:p text:style-name="P3"><text:span text:style-name="T20">[S3]</text:span></text:p></draw:text-box></draw:frame><draw:frame draw:style-name="gr41" draw:text-style-name="P28" svg:width="0.578in" svg:height="0.1398in" svg:x="3.3929in" svg:y="3.878in"><draw:text-box><text:p text:style-name="P3"><text:span text:style-name="T21">ft/hr</text:span></text:p></draw:text-box></draw:frame><draw:frame draw:style-name="gr41" draw:text-style-name="P29" svg:width="0.9776in" svg:height="0.1398in" svg:x="3.0063in" svg:y="3.6917in"><draw:text-box><text:p text:style-name="P3"><text:span text:style-name="T22">ROP</text:span></text:p></draw:text-box></draw:frame></draw:g><draw:g text:anchor-type="paragraph" draw:z-index="24" draw:style-name="gr6"><draw:frame draw:style-name="gr40" draw:text-style-name="P27" svg:width="1.035in" svg:height="0.2606in" svg:x="4.0244in" svg:y="4.0181in"><draw:text-box><text:p text:style-name="P3"><text:span text:style-name="T20">[S4]</text:span></text:p></draw:text-box></draw:frame><draw:frame draw:style-name="gr41" draw:text-style-name="P28" svg:width="0.6453in" svg:height="0.1398in" svg:x="4.4417in" svg:y="3.878in"><draw:text-box><text:p text:style-name="P3"><text:span text:style-name="T21">feet</text:span></text:p></draw:text-box></draw:frame><draw:frame draw:style-name="gr41" draw:text-style-name="P29" svg:width="0.8476in" svg:height="0.1398in" svg:x="4.0862in" svg:y="3.6917in"><draw:text-box><text:p text:style-name="P3"><text:span text:style-name="T22">Drilled</text:span></text:p></draw:text-box></draw:frame></draw:g><draw:g text:anchor-type="paragraph" draw:z-index="25" draw:style-name="gr6"><draw:frame draw:style-name="gr40" draw:text-style-name="P27" svg:width="0.9421in" svg:height="0.2606in" svg:x="5.187in" svg:y="4.0181in"><draw:text-box><text:p text:style-name="P3"><text:span text:style-name="T20">[S5]</text:span></text:p></draw:text-box></draw:frame><draw:frame draw:style-name="gr41" draw:text-style-name="P28" svg:width="0.587in" svg:height="0.1398in" svg:x="5.5673in" svg:y="3.878in"><draw:text-box><text:p text:style-name="P3"><text:span text:style-name="T21">hours</text:span></text:p></draw:text-box></draw:frame><draw:frame draw:style-name="gr41" draw:text-style-name="P29" svg:width="0.9925in" svg:height="0.1398in" svg:x="5.1744in" svg:y="3.6917in"><draw:text-box><text:p text:style-name="P3"><text:span text:style-name="T22">Drilling Time</text:span></text:p></draw:text-box></draw:frame></draw:g><draw:rect text:anchor-type="paragraph" draw:z-index="14" draw:style-name="gr1" draw:text-style-name="P3" svg:width="6.8898in" svg:height="0.0012in" svg:x="-0.0217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0972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30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37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9" draw:style-name="gr6"><draw:frame draw:style-name="gr42" draw:text-style-name="P31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3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43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3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44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40" draw:style-name="gr47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" draw:text-style-name="P3" svg:width="6.8898in" svg:height="0.0012in" svg:x="-0.0217in" svg:y="0.9028in"><text:p/></draw:rect><draw:rect text:anchor-type="paragraph" draw:z-index="41" draw:style-name="gr47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7" draw:text-style-name="P24" svg:width="1.1488in" svg:height="0.1579in" svg:x="2.5626in" svg:y="0.8291in"><draw:text-box><text:p text:style-name="P23"><text:span text:style-name="T17">[BHA2]</text:span></text:p></draw:text-box></draw:frame><draw:frame draw:style-name="gr17" draw:text-style-name="P25" svg:width="1.1488in" svg:height="0.1579in" svg:x="2.5626in" svg:y="1.0157in"><draw:text-box><text:p text:style-name="P23"><text:span text:style-name="T18">[BHA2_DESC]</text:span></text:p></draw:text-box></draw:frame><draw:frame draw:style-name="gr38" draw:text-style-name="P26" svg:width="0.9925in" svg:height="0.2803in" svg:x="2.5626in" svg:y="1.1693in"><draw:text-box><text:p text:style-name="P23"><text:span text:style-name="T19">[B2_TIME]</text:span></text:p></draw:text-box></draw:frame></draw:g><draw:frame text:anchor-type="paragraph" draw:z-index="21" draw:style-name="gr39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7" draw:text-style-name="P24" svg:width="1.1488in" svg:height="0.1579in" svg:x="1.3299in" svg:y="0.8291in"><draw:text-box><text:p text:style-name="P23"><text:span text:style-name="T17">[BHA1]</text:span></text:p></draw:text-box></draw:frame><draw:frame draw:style-name="gr17" draw:text-style-name="P25" svg:width="1.1488in" svg:height="0.1579in" svg:x="1.3299in" svg:y="1.0157in"><draw:text-box><text:p text:style-name="P23"><text:span text:style-name="T18">[BHA1_DESC]</text:span></text:p></draw:text-box></draw:frame><draw:frame draw:style-name="gr38" draw:text-style-name="P26" svg:width="0.9925in" svg:height="0.2803in" svg:x="1.3299in" svg:y="1.1693in"><draw:text-box><text:p text:style-name="P23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42" draw:style-name="gr6"><draw:frame draw:style-name="gr17" draw:text-style-name="P24" svg:width="1.1488in" svg:height="0.1579in" svg:x="3.7835in" svg:y="0.0626in"><draw:text-box><text:p text:style-name="P23"><text:span text:style-name="T17">[BHA3]</text:span></text:p></draw:text-box></draw:frame><draw:frame draw:style-name="gr17" draw:text-style-name="P25" svg:width="1.1488in" svg:height="0.1579in" svg:x="3.7835in" svg:y="0.2492in"><draw:text-box><text:p text:style-name="P23"><text:span text:style-name="T18">[BHA3_DESC]</text:span></text:p></draw:text-box></draw:frame><draw:frame draw:style-name="gr38" draw:text-style-name="P26" svg:width="0.9925in" svg:height="0.2803in" svg:x="3.7835in" svg:y="0.4028in"><draw:text-box><text:p text:style-name="P23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6" draw:text-style-name="P3" svg:width="6.8705in" svg:height="0.1579in" svg:x="-0.0189in" svg:y="1.1382in"><text:p/></draw:rect><draw:rect draw:style-name="gr16" draw:text-style-name="P3" svg:width="6.8705in" svg:height="0.1579in" svg:x="-0.0189in" svg:y="0.8134in"><text:p/></draw:rect><draw:rect draw:style-name="gr16" draw:text-style-name="P3" svg:width="6.8705in" svg:height="0.1579in" svg:x="-0.0189in" svg:y="0.4701in"><text:p/></draw:rect><draw:frame draw:style-name="gr17" draw:text-style-name="P20" svg:width="2.228in" svg:height="0.1579in" svg:x="0.1902in" svg:y="0.1181in"><draw:text-box><text:p><text:span text:style-name="T14">[H1]</text:span></text:p></draw:text-box></draw:frame><draw:g draw:style-name="gr18"><draw:g draw:style-name="gr18"><draw:frame draw:style-name="gr19" draw:text-style-name="P21" svg:width="1.0224in" svg:height="0.1587in" svg:x="0.1819in" svg:y="0.3118in"><draw:text-box><text:p><text:span text:style-name="T15">[P1]</text:span></text:p></draw:text-box></draw:frame><draw:frame draw:style-name="gr20" draw:text-style-name="P22" svg:width="0.9213in" svg:height="0.1587in" svg:x="1.2531in" svg:y="0.3118in"><draw:text-box><text:p><text:span text:style-name="T16">[V1]</text:span></text:p></draw:text-box></draw:frame></draw:g><draw:g draw:style-name="gr18"><draw:frame draw:style-name="gr19" draw:text-style-name="P21" svg:width="1.0224in" svg:height="0.1587in" svg:x="2.3547in" svg:y="0.3118in"><draw:text-box><text:p><text:span text:style-name="T15">[P7]</text:span></text:p></draw:text-box></draw:frame><draw:frame draw:style-name="gr20" draw:text-style-name="P22" svg:width="0.9213in" svg:height="0.1587in" svg:x="3.4264in" svg:y="0.3118in"><draw:text-box><text:p><text:span text:style-name="T16">[V7]</text:span></text:p></draw:text-box></draw:frame></draw:g><draw:g draw:style-name="gr18"><draw:frame draw:style-name="gr19" draw:text-style-name="P21" svg:width="1.0224in" svg:height="0.1587in" svg:x="4.5283in" svg:y="0.3118in"><draw:text-box><text:p><text:span text:style-name="T15">[P13]</text:span></text:p></draw:text-box></draw:frame><draw:frame draw:style-name="gr20" draw:text-style-name="P22" svg:width="0.9213in" svg:height="0.1587in" svg:x="5.6in" svg:y="0.3118in"><draw:text-box><text:p><text:span text:style-name="T16">[V13]</text:span></text:p></draw:text-box></draw:frame></draw:g></draw:g><draw:g draw:style-name="gr18"><draw:g draw:style-name="gr18"><draw:frame draw:style-name="gr21" draw:text-style-name="P21" svg:width="1.0224in" svg:height="0.1496in" svg:x="0.1819in" svg:y="0.4783in"><draw:text-box><text:p><text:span text:style-name="T15">[P2]</text:span></text:p></draw:text-box></draw:frame><draw:frame draw:style-name="gr22" draw:text-style-name="P22" svg:width="0.9213in" svg:height="0.1496in" svg:x="1.2531in" svg:y="0.4783in"><draw:text-box><text:p><text:span text:style-name="T16">[V2]</text:span></text:p></draw:text-box></draw:frame></draw:g><draw:g draw:style-name="gr18"><draw:frame draw:style-name="gr21" draw:text-style-name="P21" svg:width="1.0224in" svg:height="0.1496in" svg:x="2.3547in" svg:y="0.4783in"><draw:text-box><text:p><text:span text:style-name="T15">[P8]</text:span></text:p></draw:text-box></draw:frame><draw:frame draw:style-name="gr22" draw:text-style-name="P22" svg:width="0.9213in" svg:height="0.1496in" svg:x="3.4264in" svg:y="0.4783in"><draw:text-box><text:p><text:span text:style-name="T16">[V8]</text:span></text:p></draw:text-box></draw:frame></draw:g><draw:g draw:style-name="gr18"><draw:frame draw:style-name="gr21" draw:text-style-name="P21" svg:width="1.0224in" svg:height="0.1496in" svg:x="4.5283in" svg:y="0.4783in"><draw:text-box><text:p><text:span text:style-name="T15">[P14]</text:span></text:p></draw:text-box></draw:frame><draw:frame draw:style-name="gr22" draw:text-style-name="P22" svg:width="0.9213in" svg:height="0.1496in" svg:x="5.6in" svg:y="0.4783in"><draw:text-box><text:p><text:span text:style-name="T16">[V14]</text:span></text:p></draw:text-box></draw:frame></draw:g></draw:g><draw:g draw:style-name="gr18"><draw:g draw:style-name="gr18"><draw:frame draw:style-name="gr23" draw:text-style-name="P21" svg:width="1.0224in" svg:height="0.1531in" svg:x="0.1819in" svg:y="0.6606in"><draw:text-box><text:p><text:span text:style-name="T15">[P3]</text:span></text:p></draw:text-box></draw:frame><draw:frame draw:style-name="gr24" draw:text-style-name="P22" svg:width="0.9213in" svg:height="0.1531in" svg:x="1.2531in" svg:y="0.6606in"><draw:text-box><text:p><text:span text:style-name="T16">[V3]</text:span></text:p></draw:text-box></draw:frame></draw:g><draw:g draw:style-name="gr18"><draw:frame draw:style-name="gr23" draw:text-style-name="P21" svg:width="1.0224in" svg:height="0.1531in" svg:x="2.3547in" svg:y="0.6606in"><draw:text-box><text:p><text:span text:style-name="T15">[P9]</text:span></text:p></draw:text-box></draw:frame><draw:frame draw:style-name="gr24" draw:text-style-name="P22" svg:width="0.9213in" svg:height="0.1531in" svg:x="3.4264in" svg:y="0.6606in"><draw:text-box><text:p><text:span text:style-name="T16">[V9]</text:span></text:p></draw:text-box></draw:frame></draw:g><draw:g draw:style-name="gr18"><draw:frame draw:style-name="gr23" draw:text-style-name="P21" svg:width="1.0224in" svg:height="0.1531in" svg:x="4.5283in" svg:y="0.6606in"><draw:text-box><text:p><text:span text:style-name="T15">[P15]</text:span></text:p></draw:text-box></draw:frame><draw:frame draw:style-name="gr24" draw:text-style-name="P22" svg:width="0.9213in" svg:height="0.1531in" svg:x="5.6in" svg:y="0.6606in"><draw:text-box><text:p><text:span text:style-name="T16">[V15]</text:span></text:p></draw:text-box></draw:frame></draw:g></draw:g><draw:g draw:style-name="gr18"><draw:g draw:style-name="gr18"><draw:frame draw:style-name="gr25" draw:text-style-name="P21" svg:width="1.0224in" svg:height="0.1441in" svg:x="0.1819in" svg:y="0.8272in"><draw:text-box><text:p><text:span text:style-name="T15">[P4]</text:span></text:p></draw:text-box></draw:frame><draw:frame draw:style-name="gr26" draw:text-style-name="P22" svg:width="0.9213in" svg:height="0.1441in" svg:x="1.2531in" svg:y="0.8272in"><draw:text-box><text:p><text:span text:style-name="T16">[V4]</text:span></text:p></draw:text-box></draw:frame></draw:g><draw:g draw:style-name="gr18"><draw:frame draw:style-name="gr25" draw:text-style-name="P21" svg:width="1.0224in" svg:height="0.1441in" svg:x="2.3547in" svg:y="0.8272in"><draw:text-box><text:p><text:span text:style-name="T15">[P10]</text:span></text:p></draw:text-box></draw:frame><draw:frame draw:style-name="gr26" draw:text-style-name="P22" svg:width="0.9213in" svg:height="0.1441in" svg:x="3.4264in" svg:y="0.8272in"><draw:text-box><text:p><text:span text:style-name="T16">[V10]</text:span></text:p></draw:text-box></draw:frame></draw:g><draw:g draw:style-name="gr18"><draw:frame draw:style-name="gr25" draw:text-style-name="P21" svg:width="1.0224in" svg:height="0.1441in" svg:x="4.5283in" svg:y="0.8272in"><draw:text-box><text:p><text:span text:style-name="T15">[P16]</text:span></text:p></draw:text-box></draw:frame><draw:frame draw:style-name="gr26" draw:text-style-name="P22" svg:width="0.9213in" svg:height="0.1441in" svg:x="5.6in" svg:y="0.8272in"><draw:text-box><text:p><text:span text:style-name="T16">[V16]</text:span></text:p></draw:text-box></draw:frame></draw:g></draw:g><draw:g draw:style-name="gr18"><draw:g draw:style-name="gr18"><draw:frame draw:style-name="gr27" draw:text-style-name="P21" svg:width="1.0224in" svg:height="0.1449in" svg:x="0.1819in" svg:y="0.9937in"><draw:text-box><text:p><text:span text:style-name="T15">[P5]</text:span></text:p></draw:text-box></draw:frame><draw:frame draw:style-name="gr28" draw:text-style-name="P22" svg:width="0.9213in" svg:height="0.1449in" svg:x="1.2531in" svg:y="0.9937in"><draw:text-box><text:p><text:span text:style-name="T16">[V5]</text:span></text:p></draw:text-box></draw:frame></draw:g><draw:g draw:style-name="gr18"><draw:frame draw:style-name="gr27" draw:text-style-name="P21" svg:width="1.0224in" svg:height="0.1449in" svg:x="2.3547in" svg:y="0.9937in"><draw:text-box><text:p><text:span text:style-name="T15">[P11]</text:span></text:p></draw:text-box></draw:frame><draw:frame draw:style-name="gr28" draw:text-style-name="P22" svg:width="0.9213in" svg:height="0.1449in" svg:x="3.4264in" svg:y="0.9937in"><draw:text-box><text:p><text:span text:style-name="T16">[V11]</text:span></text:p></draw:text-box></draw:frame></draw:g><draw:g draw:style-name="gr18"><draw:frame draw:style-name="gr27" draw:text-style-name="P21" svg:width="1.0224in" svg:height="0.1449in" svg:x="4.5283in" svg:y="0.9937in"><draw:text-box><text:p><text:span text:style-name="T15">[P17]</text:span></text:p></draw:text-box></draw:frame><draw:frame draw:style-name="gr28" draw:text-style-name="P22" svg:width="0.9213in" svg:height="0.1449in" svg:x="5.6in" svg:y="0.9937in"><draw:text-box><text:p><text:span text:style-name="T16">[V17]</text:span></text:p></draw:text-box></draw:frame></draw:g></draw:g><draw:g draw:style-name="gr18"><draw:g draw:style-name="gr18"><draw:frame draw:style-name="gr29" draw:text-style-name="P21" svg:width="1.0224in" svg:height="0.1358in" svg:x="0.1819in" svg:y="1.1606in"><draw:text-box><text:p><text:span text:style-name="T15">[P6]</text:span></text:p></draw:text-box></draw:frame><draw:frame draw:style-name="gr30" draw:text-style-name="P22" svg:width="0.9213in" svg:height="0.1358in" svg:x="1.2531in" svg:y="1.1606in"><draw:text-box><text:p><text:span text:style-name="T16">[V6]</text:span></text:p></draw:text-box></draw:frame></draw:g><draw:g draw:style-name="gr18"><draw:frame draw:style-name="gr29" draw:text-style-name="P21" svg:width="1.0224in" svg:height="0.1358in" svg:x="2.3547in" svg:y="1.1606in"><draw:text-box><text:p><text:span text:style-name="T15">[P12]</text:span></text:p></draw:text-box></draw:frame><draw:frame draw:style-name="gr30" draw:text-style-name="P22" svg:width="0.9213in" svg:height="0.1358in" svg:x="3.4264in" svg:y="1.1606in"><draw:text-box><text:p><text:span text:style-name="T16">[V12]</text:span></text:p></draw:text-box></draw:frame></draw:g><draw:g draw:style-name="gr18"><draw:frame draw:style-name="gr29" draw:text-style-name="P21" svg:width="1.0224in" svg:height="0.1358in" svg:x="4.5283in" svg:y="1.1606in"><draw:text-box><text:p><text:span text:style-name="T15">[P18]</text:span></text:p></draw:text-box></draw:frame><draw:frame draw:style-name="gr30" draw:text-style-name="P22" svg:width="0.9213in" svg:height="0.1358in" svg:x="5.6in" svg:y="1.1606in"><draw:text-box><text:p><text:span text:style-name="T16">[V18]</text:span></text:p></draw:text-box></draw:frame></draw:g></draw:g></draw:g><draw:g text:anchor-type="paragraph" draw:z-index="16" draw:style-name="gr6"><draw:rect draw:style-name="gr16" draw:text-style-name="P3" svg:width="6.8705in" svg:height="0.1579in" svg:x="-0.0189in" svg:y="2.1626in"><text:p/></draw:rect><draw:rect draw:style-name="gr16" draw:text-style-name="P3" svg:width="6.8705in" svg:height="0.1579in" svg:x="-0.0189in" svg:y="1.8193in"><text:p/></draw:rect><draw:frame draw:style-name="gr17" draw:text-style-name="P20" svg:width="2.228in" svg:height="0.1579in" svg:x="0.1902in" svg:y="1.4827in"><draw:text-box><text:p><text:span text:style-name="T14">[H2]</text:span></text:p></draw:text-box></draw:frame><draw:g draw:style-name="gr18"><draw:g draw:style-name="gr18"><draw:frame draw:style-name="gr31" draw:text-style-name="P21" svg:width="1.0224in" svg:height="0.1433in" svg:x="0.1819in" svg:y="1.6764in"><draw:text-box><text:p><text:span text:style-name="T15">[PP1]</text:span></text:p></draw:text-box></draw:frame><draw:frame draw:style-name="gr32" draw:text-style-name="P22" svg:width="0.9213in" svg:height="0.1433in" svg:x="1.2531in" svg:y="1.6764in"><draw:text-box><text:p><text:span text:style-name="T16">[VV1]</text:span></text:p></draw:text-box></draw:frame></draw:g><draw:g draw:style-name="gr18"><draw:frame draw:style-name="gr31" draw:text-style-name="P21" svg:width="1.0224in" svg:height="0.1433in" svg:x="2.3547in" svg:y="1.6764in"><draw:text-box><text:p><text:span text:style-name="T15">[PP6]</text:span></text:p></draw:text-box></draw:frame><draw:frame draw:style-name="gr32" draw:text-style-name="P22" svg:width="0.9213in" svg:height="0.1433in" svg:x="3.4264in" svg:y="1.6764in"><draw:text-box><text:p><text:span text:style-name="T16">[VV6]</text:span></text:p></draw:text-box></draw:frame></draw:g><draw:g draw:style-name="gr18"><draw:frame draw:style-name="gr31" draw:text-style-name="P21" svg:width="1.0224in" svg:height="0.1433in" svg:x="4.5283in" svg:y="1.6764in"><draw:text-box><text:p><text:span text:style-name="T15">[PP11]</text:span></text:p></draw:text-box></draw:frame><draw:frame draw:style-name="gr32" draw:text-style-name="P22" svg:width="0.9213in" svg:height="0.1433in" svg:x="5.6in" svg:y="1.6764in"><draw:text-box><text:p><text:span text:style-name="T16">[VV11]</text:span></text:p></draw:text-box></draw:frame></draw:g></draw:g><draw:g draw:style-name="gr18"><draw:g draw:style-name="gr18"><draw:frame draw:style-name="gr33" draw:text-style-name="P21" svg:width="1.0224in" svg:height="0.1343in" svg:x="0.1819in" svg:y="1.8429in"><draw:text-box><text:p><text:span text:style-name="T15">[PP2]</text:span></text:p></draw:text-box></draw:frame><draw:frame draw:style-name="gr34" draw:text-style-name="P22" svg:width="0.9213in" svg:height="0.1343in" svg:x="1.2531in" svg:y="1.8429in"><draw:text-box><text:p><text:span text:style-name="T16">[VV2]</text:span></text:p></draw:text-box></draw:frame></draw:g><draw:g draw:style-name="gr18"><draw:frame draw:style-name="gr33" draw:text-style-name="P21" svg:width="1.0224in" svg:height="0.1343in" svg:x="2.3547in" svg:y="1.8429in"><draw:text-box><text:p><text:span text:style-name="T15">[PP7]</text:span></text:p></draw:text-box></draw:frame><draw:frame draw:style-name="gr34" draw:text-style-name="P22" svg:width="0.9213in" svg:height="0.1343in" svg:x="3.4264in" svg:y="1.8429in"><draw:text-box><text:p><text:span text:style-name="T16">[VV7]</text:span></text:p></draw:text-box></draw:frame></draw:g><draw:g draw:style-name="gr18"><draw:frame draw:style-name="gr33" draw:text-style-name="P21" svg:width="1.0224in" svg:height="0.1343in" svg:x="4.5283in" svg:y="1.8429in"><draw:text-box><text:p><text:span text:style-name="T15">[PP12]</text:span></text:p></draw:text-box></draw:frame><draw:frame draw:style-name="gr34" draw:text-style-name="P22" svg:width="0.9213in" svg:height="0.1343in" svg:x="5.6in" svg:y="1.8429in"><draw:text-box><text:p><text:span text:style-name="T16">[VV12]</text:span></text:p></draw:text-box></draw:frame></draw:g></draw:g><draw:g draw:style-name="gr18"><draw:g draw:style-name="gr18"><draw:frame draw:style-name="gr23" draw:text-style-name="P21" svg:width="1.0224in" svg:height="0.1531in" svg:x="0.1819in" svg:y="2.0098in"><draw:text-box><text:p><text:span text:style-name="T15">[PP3]</text:span></text:p></draw:text-box></draw:frame><draw:frame draw:style-name="gr24" draw:text-style-name="P22" svg:width="0.9213in" svg:height="0.1531in" svg:x="1.2531in" svg:y="2.0098in"><draw:text-box><text:p><text:span text:style-name="T16">[VV3]</text:span></text:p></draw:text-box></draw:frame></draw:g><draw:g draw:style-name="gr18"><draw:frame draw:style-name="gr23" draw:text-style-name="P21" svg:width="1.0224in" svg:height="0.1531in" svg:x="2.3547in" svg:y="2.0098in"><draw:text-box><text:p><text:span text:style-name="T15">[PP8]</text:span></text:p></draw:text-box></draw:frame><draw:frame draw:style-name="gr24" draw:text-style-name="P22" svg:width="0.9213in" svg:height="0.1531in" svg:x="3.4264in" svg:y="2.0098in"><draw:text-box><text:p><text:span text:style-name="T16">[VV8]</text:span></text:p></draw:text-box></draw:frame></draw:g><draw:g draw:style-name="gr18"><draw:frame draw:style-name="gr23" draw:text-style-name="P21" svg:width="1.0224in" svg:height="0.1531in" svg:x="4.5283in" svg:y="2.0098in"><draw:text-box><text:p><text:span text:style-name="T15">[PP13]</text:span></text:p></draw:text-box></draw:frame><draw:frame draw:style-name="gr24" draw:text-style-name="P22" svg:width="0.9213in" svg:height="0.1531in" svg:x="5.6in" svg:y="2.0098in"><draw:text-box><text:p><text:span text:style-name="T16">[VV13]</text:span></text:p></draw:text-box></draw:frame></draw:g></draw:g><draw:g draw:style-name="gr18"><draw:g draw:style-name="gr18"><draw:frame draw:style-name="gr25" draw:text-style-name="P21" svg:width="1.0224in" svg:height="0.1441in" svg:x="0.1819in" svg:y="2.1764in"><draw:text-box><text:p><text:span text:style-name="T15">[PP4]</text:span></text:p></draw:text-box></draw:frame><draw:frame draw:style-name="gr26" draw:text-style-name="P22" svg:width="0.9213in" svg:height="0.1441in" svg:x="1.2531in" svg:y="2.1764in"><draw:text-box><text:p><text:span text:style-name="T16">[VV4]</text:span></text:p></draw:text-box></draw:frame></draw:g><draw:g draw:style-name="gr18"><draw:frame draw:style-name="gr25" draw:text-style-name="P21" svg:width="1.0224in" svg:height="0.1441in" svg:x="2.3547in" svg:y="2.1764in"><draw:text-box><text:p><text:span text:style-name="T15">[PP9]</text:span></text:p></draw:text-box></draw:frame><draw:frame draw:style-name="gr26" draw:text-style-name="P22" svg:width="0.9213in" svg:height="0.1441in" svg:x="3.4264in" svg:y="2.1764in"><draw:text-box><text:p><text:span text:style-name="T16">[VV9]</text:span></text:p></draw:text-box></draw:frame></draw:g><draw:g draw:style-name="gr18"><draw:frame draw:style-name="gr25" draw:text-style-name="P21" svg:width="1.0224in" svg:height="0.1441in" svg:x="4.5283in" svg:y="2.1764in"><draw:text-box><text:p><text:span text:style-name="T15">[PP14]</text:span></text:p></draw:text-box></draw:frame><draw:frame draw:style-name="gr26" draw:text-style-name="P22" svg:width="0.9213in" svg:height="0.1441in" svg:x="5.6in" svg:y="2.1764in"><draw:text-box><text:p><text:span text:style-name="T16">[VV14]</text:span></text:p></draw:text-box></draw:frame></draw:g></draw:g><draw:g draw:style-name="gr18"><draw:g draw:style-name="gr18"><draw:frame draw:style-name="gr35" draw:text-style-name="P21" svg:width="1.0224in" svg:height="0.1453in" svg:x="0.1819in" svg:y="2.3429in"><draw:text-box><text:p><text:span text:style-name="T15">[PP5]</text:span></text:p></draw:text-box></draw:frame><draw:frame draw:style-name="gr24" draw:text-style-name="P22" svg:width="0.9213in" svg:height="0.1531in" svg:x="1.2531in" svg:y="2.3429in"><draw:text-box><text:p><text:span text:style-name="T16">[VV5]</text:span></text:p></draw:text-box></draw:frame></draw:g><draw:g draw:style-name="gr18"><draw:frame draw:style-name="gr23" draw:text-style-name="P21" svg:width="1.0224in" svg:height="0.1531in" svg:x="2.3547in" svg:y="2.3429in"><draw:text-box><text:p><text:span text:style-name="T15">[PP10]</text:span></text:p></draw:text-box></draw:frame><draw:frame draw:style-name="gr24" draw:text-style-name="P22" svg:width="0.9213in" svg:height="0.1531in" svg:x="3.4264in" svg:y="2.3429in"><draw:text-box><text:p><text:span text:style-name="T16">[VV10]</text:span></text:p></draw:text-box></draw:frame></draw:g><draw:g draw:style-name="gr18"><draw:frame draw:style-name="gr35" draw:text-style-name="P21" svg:width="1.0224in" svg:height="0.1453in" svg:x="4.5283in" svg:y="2.3429in"><draw:text-box><text:p><text:span text:style-name="T15">[PP15]</text:span></text:p></draw:text-box></draw:frame><draw:frame draw:style-name="gr36" draw:text-style-name="P22" svg:width="0.9213in" svg:height="0.1453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6" draw:text-style-name="P3" svg:width="6.8705in" svg:height="0.1579in" svg:x="-0.0189in" svg:y="2.9929in"><text:p/></draw:rect><draw:frame draw:style-name="gr17" draw:text-style-name="P20" svg:width="2.228in" svg:height="0.1579in" svg:x="0.1902in" svg:y="2.6563in"><draw:text-box><text:p><text:span text:style-name="T14">[H3]</text:span></text:p></draw:text-box></draw:frame><draw:g draw:style-name="gr18"><draw:g draw:style-name="gr18"><draw:frame draw:style-name="gr31" draw:text-style-name="P21" svg:width="1.0224in" svg:height="0.1433in" svg:x="0.1819in" svg:y="2.85in"><draw:text-box><text:p><text:span text:style-name="T15">[PPP1]</text:span></text:p></draw:text-box></draw:frame><draw:frame draw:style-name="gr32" draw:text-style-name="P22" svg:width="0.9213in" svg:height="0.1433in" svg:x="1.2531in" svg:y="2.85in"><draw:text-box><text:p><text:span text:style-name="T16">[VVV1]</text:span></text:p></draw:text-box></draw:frame></draw:g><draw:g draw:style-name="gr18"><draw:frame draw:style-name="gr31" draw:text-style-name="P21" svg:width="1.0224in" svg:height="0.1433in" svg:x="2.3547in" svg:y="2.85in"><draw:text-box><text:p><text:span text:style-name="T15">[PPP3]</text:span></text:p></draw:text-box></draw:frame><draw:frame draw:style-name="gr32" draw:text-style-name="P22" svg:width="0.9213in" svg:height="0.1433in" svg:x="3.4264in" svg:y="2.85in"><draw:text-box><text:p><text:span text:style-name="T16">[VVV3]</text:span></text:p></draw:text-box></draw:frame></draw:g><draw:g draw:style-name="gr18"><draw:frame draw:style-name="gr31" draw:text-style-name="P21" svg:width="1.0224in" svg:height="0.1433in" svg:x="4.5283in" svg:y="2.85in"><draw:text-box><text:p><text:span text:style-name="T15">[PPP5]</text:span></text:p></draw:text-box></draw:frame><draw:frame draw:style-name="gr32" draw:text-style-name="P22" svg:width="0.9213in" svg:height="0.1433in" svg:x="5.6in" svg:y="2.85in"><draw:text-box><text:p><text:span text:style-name="T16">[VVV5]</text:span></text:p></draw:text-box></draw:frame></draw:g></draw:g><draw:g draw:style-name="gr18"><draw:g draw:style-name="gr18"><draw:frame draw:style-name="gr33" draw:text-style-name="P21" svg:width="1.0224in" svg:height="0.1343in" svg:x="0.1819in" svg:y="3.0165in"><draw:text-box><text:p><text:span text:style-name="T15">[PPP2]</text:span></text:p></draw:text-box></draw:frame><draw:frame draw:style-name="gr34" draw:text-style-name="P22" svg:width="0.9213in" svg:height="0.1343in" svg:x="1.2531in" svg:y="3.0165in"><draw:text-box><text:p><text:span text:style-name="T16">[VVV2]</text:span></text:p></draw:text-box></draw:frame></draw:g><draw:g draw:style-name="gr18"><draw:frame draw:style-name="gr33" draw:text-style-name="P21" svg:width="1.0224in" svg:height="0.1343in" svg:x="2.3547in" svg:y="3.0165in"><draw:text-box><text:p><text:span text:style-name="T15">[PPP4]</text:span></text:p></draw:text-box></draw:frame><draw:frame draw:style-name="gr34" draw:text-style-name="P22" svg:width="0.9213in" svg:height="0.1343in" svg:x="3.4264in" svg:y="3.0165in"><draw:text-box><text:p><text:span text:style-name="T16">[VVV4]</text:span></text:p></draw:text-box></draw:frame></draw:g><draw:g draw:style-name="gr18"><draw:frame draw:style-name="gr33" draw:text-style-name="P21" svg:width="1.0224in" svg:height="0.1343in" svg:x="4.5283in" svg:y="3.0165in"><draw:text-box><text:p><text:span text:style-name="T15">[PPP6]</text:span></text:p></draw:text-box></draw:frame><draw:frame draw:style-name="gr34" draw:text-style-name="P22" svg:width="0.9213in" svg:height="0.1343in" svg:x="5.6in" svg:y="3.0165in"><draw:text-box><text:p><text:span text:style-name="T16">[VVV6]</text:span></text:p></draw:text-box></draw:frame></draw:g></draw:g></draw:g><draw:g text:anchor-type="paragraph" draw:z-index="39" draw:style-name="gr6"><draw:frame draw:style-name="gr17" draw:text-style-name="P20" svg:width="2.228in" svg:height="0.1579in" svg:x="0.1819in" svg:y="3.3417in"><draw:text-box><text:p><text:span text:style-name="T14">[H4]</text:span></text:p></draw:text-box></draw:frame><draw:g draw:style-name="gr18"><draw:g draw:style-name="gr18"><draw:frame draw:style-name="gr21" draw:text-style-name="P21" svg:width="1.0224in" svg:height="0.1496in" svg:x="0.1583in" svg:y="3.5354in"><draw:text-box><text:p><text:span text:style-name="T15">[PPP7]</text:span></text:p></draw:text-box></draw:frame><draw:frame draw:style-name="gr45" draw:text-style-name="P22" svg:width="0.9213in" svg:height="0.1579in" svg:x="1.2299in" svg:y="3.5354in"><draw:text-box><text:p><text:span text:style-name="T16">[VVV7]</text:span></text:p></draw:text-box></draw:frame></draw:g><draw:g draw:style-name="gr18"><draw:frame draw:style-name="gr21" draw:text-style-name="P21" svg:width="1.0224in" svg:height="0.1496in" svg:x="2.3311in" svg:y="3.5354in"><draw:text-box><text:p><text:span text:style-name="T15">[PPP8]</text:span></text:p></draw:text-box></draw:frame><draw:frame draw:style-name="gr22" draw:text-style-name="P22" svg:width="0.9213in" svg:height="0.1496in" svg:x="3.4028in" svg:y="3.5354in"><draw:text-box><text:p><text:span text:style-name="T16">[VVV8]</text:span></text:p></draw:text-box></draw:frame></draw:g><draw:g draw:style-name="gr18"><draw:frame draw:style-name="gr46" draw:text-style-name="P21" svg:width="1.0224in" svg:height="0.1579in" svg:x="4.5047in" svg:y="3.5354in"><draw:text-box><text:p><text:span text:style-name="T15">[PPP9]</text:span></text:p></draw:text-box></draw:frame><draw:frame draw:style-name="gr22" draw:text-style-name="P22" svg:width="0.9213in" svg:height="0.1496in" svg:x="5.5764in" svg:y="3.5354in"><draw:text-box><text:p><text:span text:style-name="T16">[VVV9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10T10:09:53.293089000</dc:date>
    <meta:editing-duration>P6DT2H55M9S</meta:editing-duration>
    <meta:editing-cycles>72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